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ext_20_body">
      <style:paragraph-properties fo:margin-top="0in" fo:margin-bottom="0in" loext:contextual-spacing="false"/>
      <style:text-properties officeooo:paragraph-rsid="001074b1"/>
    </style:style>
    <style:style style:name="P4" style:family="paragraph" style:parent-style-name="Heading_20_1" style:list-style-name="">
      <style:text-properties officeooo:rsid="00165320" officeooo:paragraph-rsid="001074b1"/>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paragraph-rsid="001074b1"/>
    </style:style>
    <style:style style:name="P7" style:family="paragraph" style:parent-style-name="Heading_20_1">
      <style:paragraph-properties fo:break-before="page"/>
      <style:text-properties officeooo:paragraph-rsid="001896d9"/>
    </style:style>
    <style:style style:name="P8" style:family="paragraph" style:parent-style-name="Text_20_body">
      <style:text-properties officeooo:rsid="00186437" officeooo:paragraph-rsid="00186437"/>
    </style:style>
    <style:style style:name="P9" style:family="paragraph" style:parent-style-name="Text_20_body">
      <style:text-properties officeooo:rsid="001896d9" officeooo:paragraph-rsid="001896d9"/>
    </style:style>
    <style:style style:name="T1" style:family="text">
      <style:text-properties officeooo:rsid="00165320"/>
    </style:style>
    <style:style style:name="T2" style:family="text">
      <style:text-properties officeooo:rsid="001896d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222_4167974477" text:style-name="Index_20_Link" text:visited-style-name="Index_20_Link">Executive Summary<text:tab/>2</text:a></text:p>
          <text:p text:style-name="P2"><text:a xlink:type="simple" xlink:href="#__RefHeading___Toc224_4167974477" text:style-name="Index_20_Link" text:visited-style-name="Index_20_Link">Background and Objectives<text:tab/>3</text:a></text:p>
          <text:p text:style-name="P2"><text:a xlink:type="simple" xlink:href="#__RefHeading___Toc226_4167974477" text:style-name="Index_20_Link" text:visited-style-name="Index_20_Link">Methodology<text:tab/>4</text:a></text:p>
          <text:p text:style-name="P2"><text:a xlink:type="simple" xlink:href="#__RefHeading___Toc228_4167974477" text:style-name="Index_20_Link" text:visited-style-name="Index_20_Link">Results<text:tab/>5</text:a></text:p>
          <text:p text:style-name="P2"><text:a xlink:type="simple" xlink:href="#__RefHeading___Toc230_4167974477" text:style-name="Index_20_Link" text:visited-style-name="Index_20_Link">Conclusion and Recommendations<text:tab/>6</text:a></text:p>
          <text:p text:style-name="P2"><text:a xlink:type="simple" xlink:href="#__RefHeading___Toc232_4167974477" text:style-name="Index_20_Link" text:visited-style-name="Index_20_Link">Appendices<text:tab/>7</text:a></text:p>
        </text:index-body>
      </text:table-of-content>
      <text:section text:style-name="Sect1" text:name="Section1">
        <text:h text:style-name="P4" text:outline-level="1"/>
      </text:section>
      <text:h text:style-name="P6" text:outline-level="1"><text:bookmark-start text:name="__RefHeading___Toc222_4167974477"/>Executive Summary<text:bookmark-end text:name="__RefHeading___Toc222_4167974477"/></text:h>
      <text:p text:style-name="P3"><text:bookmark-start text:name="__RefHeading___Toc446_4167974477"/><text:bookmark-end text:name="__RefHeading___Toc446_4167974477"/></text:p>
      <text:h text:style-name="P5" text:outline-level="1"><text:bookmark-start text:name="__RefHeading___Toc224_4167974477"/>Background and Objectives<text:bookmark-end text:name="__RefHeading___Toc224_4167974477"/></text:h>
      <text:p text:style-name="P8">The generation and modeling of terrains in video games and videos has been actively researched and highly uptimized. With the rapid increase in clock speed, memory capacity and memory bandwidth of modern graphic cards, many types of algorithms and programming techniques are being used in video-game industries, animation industries <text:span text:style-name="T2">and simulation. </text:span></text:p>
      <text:p text:style-name="P9">The generation of these terrains and features within the terrains fall under procedural modeling, which is an umbrealla term that includes techniques in computer graphics to create 3D models and textures from a set of rules.</text:p>
      <text:p text:style-name="P9">There are many algorithms that generate complex terrains that include trees, mountains, road networks, urban areas, rivers and so on. These can be called features of the terrain. The features may interact with each other and behave in complex way too. The complete generation of terrains and interraction between them are often controlled by some input parameters. These input paramaters are called the dependent variables.</text:p>
      <text:p text:style-name="P9"/>
      <text:h text:style-name="P7" text:outline-level="1"><text:bookmark-start text:name="__RefHeading___Toc226_4167974477"/>Methodology<text:bookmark-end text:name="__RefHeading___Toc226_4167974477"/></text:h>
      <text:h text:style-name="P5" text:outline-level="1"><text:bookmark-start text:name="__RefHeading___Toc228_4167974477"/>Results<text:bookmark-end text:name="__RefHeading___Toc228_4167974477"/></text:h>
      <text:p text:style-name="Text_20_body"/>
      <text:h text:style-name="P5" text:outline-level="1"><text:bookmark-start text:name="__RefHeading___Toc230_4167974477"/>Conclusion and Recommendations<text:bookmark-end text:name="__RefHeading___Toc230_4167974477"/></text:h>
      <text:h text:style-name="P5" text:outline-level="1"><text:bookmark-start text:name="__RefHeading___Toc232_4167974477"/>Appendices<text:bookmark-end text:name="__RefHeading___Toc232_4167974477"/></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6532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7</text:page-number><text:s/><text:span text:style-name="MT1">of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8T09:52:32.565801277</meta:creation-date>
    <meta:editing-duration>PT1H43M21S</meta:editing-duration>
    <meta:editing-cycles>4</meta:editing-cycles>
    <meta:generator>LibreOffice/6.3.6.2$Linux_X86_64 LibreOffice_project/30$Build-2</meta:generator>
    <dc:date>2020-06-29T19:15:51.639614750</dc:date>
    <meta:document-statistic meta:table-count="0" meta:image-count="0" meta:object-count="0" meta:page-count="7" meta:paragraph-count="17" meta:word-count="187" meta:character-count="1236" meta:non-whitespace-character-count="1065"/>
  </office:meta>
</office:document-meta>
</file>